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0000000200D8712D966538DBCE.png" manifest:media-type="image/png"/>
  <manifest:file-entry manifest:full-path="Pictures/1000000100000040000000405C12CDF71BFA75CB.png" manifest:media-type="image/png"/>
  <manifest:file-entry manifest:full-path="Pictures/100000010000004000000040E1DF2A46F639B746.png" manifest:media-type="image/png"/>
  <manifest:file-entry manifest:full-path="Pictures/100000010000004000000040D364DF1EC242CAA6.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miri" svg:font-family="Amiri" style:font-pitch="variable"/>
    <style:font-face style:name="Amiri1" svg:font-family="Amiri" style:font-adornments="Bold" style:font-pitch="variable"/>
    <style:font-face style:name="Arial" svg:font-family="Arial" style:font-adornments="Regular"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Grande" svg:font-family="LucidaGrande"/>
    <style:font-face style:name="LucidaGrande1" svg:font-family="LucidaGrande" style:font-pitch="variable"/>
    <style:font-face style:name="Microsoft YaHei" svg:font-family="'Microsoft YaHei'" style:font-family-generic="system" style:font-pitch="variable"/>
    <style:font-face style:name="Noto Sans" svg:font-family="'Noto Sans'" style:font-family-generic="roman" style:font-pitch="variable"/>
    <style:font-face style:name="SFMono" svg:font-family="SFMono"/>
    <style:font-face style:name="SFMono1" svg:font-family="SFMono" style:font-pitch="variable"/>
    <style:font-face style:name="SFMono2" svg:font-family="SFMono" style:font-adornments="Regular"/>
    <style:font-face style:name="SFProText" svg:font-family="SFProText"/>
    <style:font-face style:name="SFProText1" svg:font-family="SFProText" style:font-pitch="variable"/>
    <style:font-face style:name="SPMono" svg:font-family="SPMono" style:font-adornments="Regular"/>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emposHeadline" svg:font-family="TiemposHeadline"/>
    <style:font-face style:name="TiemposHeadline1" svg:font-family="TiemposHeadline"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319cm" fo:min-width="5.429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319cm" fo:min-width="4.223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928cm" fo:min-width="1.975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281cm" fo:min-width="4.299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637cm" fo:min-width="4.76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713cm" fo:min-width="4.223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0.955cm" fo:min-width="4.29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713cm" fo:min-width="3.499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928cm" fo:min-width="4.688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357cm" fo:min-width="4.358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637cm" fo:min-width="3.859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637cm" fo:min-width="2.97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276cm" fo:min-width="3.854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928cm" fo:min-width="2.288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357cm" fo:min-width="1.065cm" fo:padding-top="0cm" fo:padding-bottom="0cm" fo:padding-left="0cm" fo:padding-right="0cm"/>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0.319cm" fo:min-width="3.613cm" fo:padding-top="0cm" fo:padding-bottom="0cm" fo:padding-left="0cm" fo:padding-right="0cm"/>
      <style:paragraph-properties style:writing-mode="lr-tb"/>
    </style:style>
    <style:style style:name="gr18" style:family="graphic" style:parent-style-name="standard">
      <style:graphic-properties draw:stroke="none" draw:fill="none" draw:textarea-horizontal-align="left" draw:textarea-vertical-align="top" draw:auto-grow-height="true" draw:auto-grow-width="true" fo:min-height="0.357cm" fo:min-width="2.728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319cm" fo:min-width="3.73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319cm" fo:min-width="3.588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357cm" fo:min-width="3.63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319cm" fo:min-width="3.279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357cm" fo:min-width="3.84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319cm" fo:min-width="3.736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344cm" fo:min-width="4.59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928cm" fo:min-width="1.259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276cm" fo:min-width="3.41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357cm" fo:min-width="1.772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357cm" fo:min-width="2.41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false" fo:min-height="1.27cm" fo:min-width="11.855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357cm" fo:min-width="2.512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276cm" fo:min-width="3.114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57cm" fo:min-width="1.31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276cm" fo:min-width="4.743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57cm" fo:min-width="3.804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357cm" fo:min-width="2.144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928cm" fo:min-width="1.814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9" style:family="graphic" style:parent-style-name="standard">
      <style:graphic-properties draw:stroke="none" draw:fill="none" draw:textarea-horizontal-align="left" draw:textarea-vertical-align="top" draw:auto-grow-height="true" draw:auto-grow-width="true" fo:min-height="0.323cm" fo:min-width="3.219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323cm" fo:min-width="2.203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323cm" fo:min-width="2.881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323cm" fo:min-width="3.897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479cm" fo:min-width="6.86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2.732cm" fo:min-width="11.093cm" fo:padding-top="0cm" fo:padding-bottom="0cm" fo:padding-left="0cm" fo:padding-right="0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45cm" fo:min-width="3.084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319cm" fo:min-width="3.435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276cm" fo:min-width="4.299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0.412cm" fo:min-width="0.29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955cm" fo:min-width="4.01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412cm" fo:min-width="0.18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955cm" fo:min-width="4.358cm"/>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0.357cm" fo:min-width="5.099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276cm" fo:min-width="3.706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0.319cm" fo:min-width="3.346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319cm" fo:min-width="1.59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1.6cm" fo:min-width="11.737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1.27cm" fo:min-width="11.999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1.27cm" fo:min-width="34.2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0.717cm" fo:min-width="0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1.27cm" fo:min-width="0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false" fo:min-height="0.965cm" fo:min-width="0cm"/>
      <style:paragraph-properties style:writing-mode="lr-tb"/>
    </style:style>
    <style:style style:name="P1" style:family="paragraph">
      <loext:graphic-properties draw:fill="solid" draw:fill-color="#ffffff"/>
      <style:paragraph-properties style:writing-mode="lr-tb"/>
    </style:style>
    <style:style style:name="P2" style:family="paragraph">
      <style:paragraph-properties fo:text-align="start" style:writing-mode="lr-tb"/>
    </style:style>
    <style:style style:name="P3" style:family="paragraph">
      <loext:graphic-properties draw:fill="none"/>
      <style:paragraph-properties style:writing-mode="lr-tb"/>
      <style:text-properties style:font-name="Arial" fo:font-size="8pt" fo:font-weight="normal" style:font-size-asian="8pt" style:font-weight-asian="normal" style:font-size-complex="8pt" style:font-weight-complex="normal"/>
    </style:style>
    <style:style style:name="P4" style:family="paragraph">
      <loext:graphic-properties draw:fill="none"/>
      <style:paragraph-properties fo:text-align="start" style:writing-mode="lr-tb"/>
      <style:text-properties style:font-name="Amiri1" fo:font-size="15pt" fo:font-weight="bold" style:font-size-asian="12pt" style:font-weight-asian="bold" style:font-size-complex="12pt" style:font-weight-complex="bold"/>
    </style:style>
    <style:style style:name="P5" style:family="paragraph">
      <loext:graphic-properties draw:fill="none"/>
      <style:paragraph-properties style:writing-mode="lr-tb"/>
      <style:text-properties fo:font-size="8pt" style:font-size-asian="8pt" style:font-size-complex="8pt"/>
    </style:style>
    <style:style style:name="P6" style:family="paragraph">
      <loext:graphic-properties draw:fill="none"/>
      <style:paragraph-properties fo:text-align="start" style:writing-mode="lr-tb"/>
      <style:text-properties fo:font-size="9pt" style:font-size-asian="9pt" style:font-size-complex="9pt"/>
    </style:style>
    <style:style style:name="P7" style:family="paragraph">
      <loext:graphic-properties draw:fill="none"/>
      <style:paragraph-properties fo:text-align="start" style:writing-mode="lr-tb"/>
      <style:text-properties style:font-name="Arial" fo:font-size="8pt" fo:font-weight="normal" style:font-size-asian="8pt" style:font-weight-asian="normal" style:font-size-complex="8pt" style:font-weight-complex="normal"/>
    </style:style>
    <style:style style:name="P8" style:family="paragraph">
      <loext:graphic-properties draw:fill="none"/>
      <style:paragraph-properties style:writing-mode="lr-tb"/>
      <style:text-properties style:font-name="Amiri1" fo:font-size="15pt" fo:font-weight="bold" style:font-size-asian="12pt" style:font-weight-asian="bold" style:font-size-complex="12pt" style:font-weight-complex="bold"/>
    </style:style>
    <style:style style:name="P9" style:family="paragraph">
      <loext:graphic-properties draw:fill="none"/>
      <style:paragraph-properties fo:text-align="start" style:writing-mode="lr-tb"/>
      <style:text-properties style:font-name="Arial2" fo:font-size="9pt" style:font-size-asian="9pt" style:font-size-complex="9pt"/>
    </style:style>
    <style:style style:name="P10" style:family="paragraph">
      <loext:graphic-properties draw:fill="none"/>
      <style:paragraph-properties style:writing-mode="lr-tb"/>
      <style:text-properties fo:font-size="7pt" style:font-size-asian="7pt" style:font-size-complex="7pt"/>
    </style:style>
    <style:style style:name="P11" style:family="paragraph">
      <loext:graphic-properties draw:fill="none"/>
      <style:paragraph-properties style:writing-mode="lr-tb"/>
      <style:text-properties style:font-name="Arial2" fo:font-size="9pt" fo:font-weight="bold" style:font-size-asian="9pt" style:font-weight-asian="bold" style:font-size-complex="9pt" style:font-weight-complex="bold"/>
    </style:style>
    <style:style style:name="P12" style:family="paragraph">
      <loext:graphic-properties draw:fill="none"/>
      <style:paragraph-properties style:writing-mode="lr-tb"/>
      <style:text-properties style:font-name="Arial1" fo:font-size="8pt" fo:font-weight="normal" style:font-size-asian="8pt" style:font-weight-asian="normal" style:font-size-complex="8pt" style:font-weight-complex="normal"/>
    </style:style>
    <style:style style:name="P13" style:family="paragraph">
      <loext:graphic-properties draw:fill="none"/>
      <style:paragraph-properties fo:text-align="start" style:writing-mode="lr-tb"/>
      <style:text-properties style:font-name="Arial" fo:font-size="8pt" fo:font-style="normal" fo:font-weight="normal" style:font-size-asian="8pt" style:font-weight-asian="normal" style:font-size-complex="8pt" style:font-weight-complex="normal"/>
    </style:style>
    <style:style style:name="P14" style:family="paragraph">
      <loext:graphic-properties draw:fill="none"/>
      <style:paragraph-properties style:writing-mode="lr-tb"/>
      <style:text-properties fo:color="#172a45" loext:opacity="100%" style:font-name="Arial2" fo:font-size="9pt" fo:font-weight="bold" style:font-size-asian="9pt" style:font-weight-asian="bold" style:font-size-complex="9pt" style:font-weight-complex="bold"/>
    </style:style>
    <style:style style:name="P15" style:family="paragraph">
      <style:paragraph-properties fo:text-align="start" style:writing-mode="lr-tb"/>
      <style:text-properties style:font-name="Arial" fo:font-size="8pt" style:font-size-asian="7pt" style:font-size-complex="7pt"/>
    </style:style>
    <style:style style:name="P16" style:family="paragraph">
      <loext:graphic-properties draw:fill="none"/>
      <style:paragraph-properties fo:text-align="start" style:writing-mode="lr-tb"/>
      <style:text-properties style:font-name="Arial" fo:font-size="8pt" style:font-size-asian="7pt" style:font-size-complex="7pt"/>
    </style:style>
    <style:style style:name="P17" style:family="paragraph">
      <loext:graphic-properties draw:fill="none"/>
      <style:paragraph-properties fo:text-align="start" style:writing-mode="lr-tb"/>
      <style:text-properties style:font-name="Arial2" fo:font-size="9pt" fo:font-weight="bold" style:font-size-asian="9pt" style:font-weight-asian="bold" style:font-size-complex="9pt" style:font-weight-complex="bold"/>
    </style:style>
    <style:style style:name="P18" style:family="paragraph">
      <loext:graphic-properties draw:fill="none"/>
    </style:style>
    <style:style style:name="P19" style:family="paragraph">
      <loext:graphic-properties draw:fill="none"/>
      <style:paragraph-properties style:writing-mode="lr-tb"/>
      <style:text-properties fo:font-size="12pt" style:font-size-asian="12pt" style:font-size-complex="12pt"/>
    </style:style>
    <style:style style:name="P20" style:family="paragraph">
      <loext:graphic-properties draw:fill="none"/>
      <style:paragraph-properties fo:text-align="start" style:writing-mode="lr-tb"/>
      <style:text-properties style:font-name="Amiri1" fo:font-size="44pt" fo:font-weight="bold" style:font-size-asian="40pt" style:font-weight-asian="bold" style:font-size-complex="40pt" style:font-weight-complex="bold"/>
    </style:style>
    <style:style style:name="P21" style:family="paragraph">
      <loext:graphic-properties draw:fill="none" draw:fill-color="#ffffff"/>
      <style:paragraph-properties fo:text-align="start" style:writing-mode="lr-tb"/>
      <style:text-properties style:font-name="Arial2" fo:font-size="9pt" fo:font-style="normal" fo:font-weight="bold" style:font-size-asian="9pt" style:font-size-complex="9pt"/>
    </style:style>
    <style:style style:name="P22" style:family="paragraph">
      <loext:graphic-properties draw:fill="none" draw:fill-color="#ffffff"/>
      <style:paragraph-properties style:writing-mode="lr-tb"/>
      <style:text-properties style:font-name="Arial" fo:font-weight="normal" style:font-weight-asian="normal" style:font-weight-complex="normal"/>
    </style:style>
    <style:style style:name="P23" style:family="paragraph">
      <loext:graphic-properties draw:fill="none" draw:fill-color="#ffffff"/>
      <style:paragraph-properties fo:text-align="start" style:writing-mode="lr-tb"/>
    </style:style>
    <style:style style:name="P24" style:family="paragraph">
      <loext:graphic-properties draw:fill="none" draw:fill-color="#ffffff"/>
      <style:paragraph-properties style:writing-mode="lr-tb"/>
    </style:style>
    <style:style style:name="P25" style:family="paragraph">
      <loext:graphic-properties draw:fill="none" draw:fill-color="#ffffff"/>
      <style:paragraph-properties style:writing-mode="lr-tb"/>
      <style:text-properties fo:color="#172a45" loext:opacity="100%" style:font-name="Arial2" fo:font-size="9pt" fo:font-weight="bold" style:font-size-asian="9pt" style:font-weight-asian="bold" style:font-size-complex="9pt" style:font-weight-complex="bold"/>
    </style:style>
    <style:style style:name="P26" style:family="paragraph">
      <loext:graphic-properties draw:fill="none" draw:fill-color="#ffffff"/>
      <style:paragraph-properties fo:text-align="start" style:writing-mode="lr-tb"/>
      <style:text-properties style:font-name="Arial"/>
    </style:style>
    <style:style style:name="P27" style:family="paragraph">
      <loext:graphic-properties draw:fill="none" draw:fill-color="#ffffff"/>
      <style:paragraph-properties style:writing-mode="lr-tb"/>
      <style:text-properties style:font-name="Arial"/>
    </style:style>
    <style:style style:name="P28" style:family="paragraph">
      <style:text-properties fo:color="#172a45" loext:opacity="100%" style:font-name="SFMono2" fo:font-size="7pt"/>
    </style:style>
    <style:style style:name="P29" style:family="paragraph">
      <loext:graphic-properties draw:fill="none" draw:fill-color="#ffffff"/>
      <style:text-properties fo:color="#172a45" loext:opacity="100%" style:font-name="SFMono2" fo:font-size="7pt" style:font-size-asian="24pt" style:font-size-complex="24pt"/>
    </style:style>
    <style:style style:name="T1" style:family="text">
      <style:text-properties fo:color="#333f58" loext:opacity="100%" style:font-name="Arial" fo:font-size="8pt" fo:font-weight="normal" style:font-size-asian="8pt" style:font-weight-asian="normal" style:font-name-complex="SFProText" style:font-size-complex="8pt" style:font-weight-complex="normal"/>
    </style:style>
    <style:style style:name="T2" style:family="text">
      <style:text-properties fo:color="#1e77e2" loext:opacity="100%" style:font-name="Amiri1" fo:font-size="15pt" fo:font-weight="bold" style:font-size-asian="12pt" style:font-weight-asian="bold" style:font-name-complex="TiemposHeadline" style:font-size-complex="12pt" style:font-weight-complex="bold"/>
    </style:style>
    <style:style style:name="T3" style:family="text">
      <style:text-properties fo:color="#172a45" loext:opacity="100%" style:font-name="SFMono" fo:font-size="7pt" fo:font-weight="normal" style:font-size-asian="7pt" style:font-weight-asian="normal" style:font-name-complex="SFMono" style:font-size-complex="7pt" style:font-weight-complex="normal"/>
    </style:style>
    <style:style style:name="T4" style:family="text">
      <style:text-properties fo:color="#172a45" loext:opacity="100%" style:font-name="Arial2" fo:font-size="9pt" fo:font-weight="bold" style:font-size-asian="9pt" style:font-weight-asian="bold" style:font-name-complex="SFProText" style:font-size-complex="9pt" style:font-weight-complex="bold"/>
    </style:style>
    <style:style style:name="T5" style:family="text">
      <style:text-properties fo:color="#606a86" loext:opacity="100%" style:font-name="Arial2" fo:font-size="9pt" fo:font-weight="bold" style:font-size-asian="9pt" style:font-weight-asian="bold" style:font-name-complex="SFProText" style:font-size-complex="9pt" style:font-weight-complex="bold"/>
    </style:style>
    <style:style style:name="T6" style:family="text">
      <style:text-properties fo:color="#606a86" loext:opacity="100%" style:font-name="Arial2" fo:font-size="9pt" fo:font-style="normal" fo:font-weight="bold" style:font-size-asian="9pt" style:font-weight-asian="600" style:font-name-complex="SFProText" style:font-size-complex="9pt" style:font-weight-complex="600"/>
    </style:style>
    <style:style style:name="T7" style:family="text">
      <style:text-properties fo:color="#606a86" loext:opacity="100%" style:font-name="Arial2" fo:font-size="9pt" fo:font-style="normal" fo:font-weight="bold" style:font-size-asian="9pt" style:font-weight-asian="bold" style:font-name-complex="SFProText" style:font-size-complex="9pt" style:font-weight-complex="bold"/>
    </style:style>
    <style:style style:name="T8" style:family="text">
      <style:text-properties fo:color="#333f58" loext:opacity="100%" style:font-name="Arial1" fo:font-size="8pt" fo:font-weight="normal" style:font-size-asian="8pt" style:font-weight-asian="normal" style:font-name-complex="SFProText" style:font-size-complex="8pt" style:font-weight-complex="normal"/>
    </style:style>
    <style:style style:name="T9" style:family="text">
      <style:text-properties fo:color="#333f58" loext:opacity="100%" style:font-name="Arial" fo:font-size="8pt" fo:font-weight="normal" fo:background-color="transparent" style:font-size-asian="8pt" style:font-weight-asian="normal" style:font-name-complex="SFProText" style:font-size-complex="8pt" style:font-weight-complex="normal"/>
    </style:style>
    <style:style style:name="T10" style:family="text">
      <style:text-properties fo:color="#333f58" loext:opacity="100%" style:font-name="Arial" fo:font-size="8pt" fo:font-style="normal" fo:font-weight="normal" fo:background-color="transparent" style:font-size-asian="8pt" style:font-weight-asian="normal" style:font-name-complex="SFProText" style:font-size-complex="8pt" style:font-weight-complex="normal"/>
    </style:style>
    <style:style style:name="T11" style:family="text">
      <style:text-properties fo:color="#333f58" loext:opacity="100%" style:font-name="Arial" fo:font-size="8pt" fo:font-style="normal" fo:font-weight="normal" style:font-size-asian="8pt" style:font-weight-asian="normal" style:font-name-complex="SFProText" style:font-size-complex="8pt" style:font-weight-complex="normal"/>
    </style:style>
    <style:style style:name="T12" style:family="text">
      <style:text-properties fo:color="#172a45" loext:opacity="100%" style:font-name="Arial" fo:font-size="8pt" fo:font-weight="normal" style:font-size-asian="7pt" style:font-weight-asian="normal" style:font-name-complex="SFMono" style:font-size-complex="7pt" style:font-weight-complex="normal"/>
    </style:style>
    <style:style style:name="T13" style:family="text">
      <style:text-properties fo:color="#0a192f" loext:opacity="100%" style:font-name="SFMono" fo:font-size="8pt" fo:font-weight="normal" style:font-size-asian="8pt" style:font-weight-asian="normal" style:font-name-complex="SFMono" style:font-size-complex="8pt" style:font-weight-complex="normal"/>
    </style:style>
    <style:style style:name="T14" style:family="text">
      <style:text-properties fo:color="#0a192f" loext:opacity="100%" style:font-name="SFMono" fo:font-size="12pt" fo:font-weight="normal" style:font-size-asian="12pt" style:font-weight-asian="normal" style:font-name-complex="SFMono" style:font-size-complex="12pt" style:font-weight-complex="normal"/>
    </style:style>
    <style:style style:name="T15" style:family="text">
      <style:text-properties fo:color="#1e77e2" loext:opacity="100%" style:font-name="Amiri1" fo:font-size="44pt" fo:font-weight="bold" style:font-size-asian="40pt" style:font-weight-asian="bold" style:font-name-complex="TiemposHeadline" style:font-size-complex="40pt" style:font-weight-complex="bold"/>
    </style:style>
    <style:style style:name="T16" style:family="text">
      <style:text-properties fo:color="#172a45" loext:opacity="100%" style:font-name="Arial2" fo:font-size="9pt" fo:font-style="normal" fo:font-weight="bold" style:font-size-asian="9pt" style:font-weight-asian="600" style:font-name-complex="SFProText" style:font-size-complex="9pt" style:font-weight-complex="600"/>
    </style:style>
    <style:style style:name="T17" style:family="text">
      <style:text-properties fo:color="#606a86" loext:opacity="100%" style:font-name="LucidaGrande" fo:font-size="10pt" fo:font-weight="normal" style:font-size-asian="10pt" style:font-weight-asian="normal" style:font-name-complex="LucidaGrande" style:font-size-complex="10pt" style:font-weight-complex="normal"/>
    </style:style>
    <style:style style:name="T18" style:family="text">
      <style:text-properties fo:color="#172a45" loext:opacity="100%" style:font-name="SFMono2" fo:font-size="7pt" style:font-size-asian="24pt" style:font-size-complex="24pt"/>
    </style:style>
    <style:style style:name="T19" style:family="text">
      <style:text-properties fo:color="#172a45" loext:opacity="100%" style:font-name="Arial" fo:font-size="8pt" fo:font-weight="normal" fo:background-color="transparent" style:font-size-asian="7pt" style:font-weight-asian="normal" style:font-name-complex="SFMono"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59cm" svg:height="27.94cm" svg:x="-0.001cm" svg:y="0cm" svg:viewBox="0 0 21591 27941" draw:points="0,0 21591,0 21591,27941 0,27941">
          <text:p/>
        </draw:polygon>
        <draw:frame draw:style-name="gr2" draw:text-style-name="P3" draw:layer="layout" svg:width="5.429cm" svg:height="0.366cm" svg:x="1.317cm" svg:y="25.603cm">
          <draw:text-box>
            <text:p text:style-name="P2"><text:span text:style-name="T1">Gaming, coding, reading, watching movies </text:span></text:p>
          </draw:text-box>
        </draw:frame>
        <draw:frame draw:style-name="gr3" draw:text-style-name="P3" draw:layer="layout" svg:width="4.223cm" svg:height="0.366cm" svg:x="1.317cm" svg:y="26.026cm">
          <draw:text-box>
            <text:p text:style-name="P2"><text:span text:style-name="T1">blogging, creating YouTube video</text:span></text:p>
          </draw:text-box>
        </draw:frame>
        <draw:frame draw:style-name="gr4" draw:text-style-name="P4" draw:layer="layout" svg:width="1.975cm" svg:height="1.067cm" svg:x="1.317cm" svg:y="24.696cm">
          <draw:text-box>
            <text:p text:style-name="P2"><text:span text:style-name="T2">Interests</text:span></text:p>
          </draw:text-box>
        </draw:frame>
        <draw:frame draw:style-name="gr5" draw:text-style-name="P5" draw:layer="layout" svg:width="4.299cm" svg:height="0.317cm" svg:x="15.017cm" svg:y="23.422cm">
          <draw:text-box>
            <text:p text:style-name="P2"><text:span text:style-name="T3">Jan - Dec 2022 // Nigeria, LG</text:span></text:p>
          </draw:text-box>
        </draw:frame>
        <draw:frame draw:style-name="gr6" draw:text-style-name="P3" draw:layer="layout" svg:width="4.76cm" svg:height="0.731cm" svg:x="15.017cm" svg:y="23.801cm">
          <draw:text-box>
            <text:p text:style-name="P2"><text:span text:style-name="T1">Worked alongside team of developers</text:span></text:p>
            <text:p text:style-name="P2"><text:span text:style-name="T1">to create a mobile based platform</text:span></text:p>
          </draw:text-box>
        </draw:frame>
        <draw:frame draw:style-name="gr7" draw:text-style-name="P6" draw:layer="layout" svg:width="4.223cm" svg:height="0.819cm" svg:x="15.017cm" svg:y="22.572cm">
          <draw:text-box>
            <text:p text:style-name="P2"><text:span text:style-name="T4">Flutter Developer</text:span><text:span text:style-name="T5"> </text:span></text:p>
            <text:p text:style-name="P2"><text:span text:style-name="T6">@ </text:span><text:span text:style-name="T7">Compuclick</text:span><text:span text:style-name="T6"> Software Ltd</text:span></text:p>
          </draw:text-box>
        </draw:frame>
        <draw:frame draw:style-name="gr8" draw:text-style-name="P7" draw:layer="layout" svg:width="4.29cm" svg:height="1.096cm" svg:x="15.017cm" svg:y="19.911cm">
          <draw:text-box>
            <text:p text:style-name="P2"><text:span text:style-name="T1">Build a full day-dare web platform </text:span></text:p>
            <text:p text:style-name="P2"><text:span text:style-name="T1">for an international client with </text:span></text:p>
            <text:p text:style-name="P2"><text:span text:style-name="T1">100% client satisfaction</text:span></text:p>
          </draw:text-box>
        </draw:frame>
        <draw:frame draw:style-name="gr9" draw:text-style-name="P6" draw:layer="layout" svg:width="3.499cm" svg:height="0.819cm" svg:x="15.017cm" svg:y="18.602cm">
          <draw:text-box>
            <text:p text:style-name="P2"><text:span text:style-name="T4">Web Developer</text:span><text:span text:style-name="T5"> </text:span></text:p>
            <text:p text:style-name="P2"><text:span text:style-name="T5">@ Freelance (Contract)</text:span></text:p>
          </draw:text-box>
        </draw:frame>
        <draw:frame draw:style-name="gr10" draw:text-style-name="P8" draw:layer="layout" svg:width="4.688cm" svg:height="1.067cm" svg:x="15.017cm" svg:y="17.693cm">
          <draw:text-box>
            <text:p text:style-name="P2"><text:span text:style-name="T2">Relevant Experience</text:span></text:p>
          </draw:text-box>
        </draw:frame>
        <draw:frame draw:style-name="gr11" draw:text-style-name="P9" draw:layer="layout" svg:width="4.358cm" svg:height="0.41cm" svg:x="15.017cm" svg:y="14.755cm">
          <draw:text-box>
            <text:p text:style-name="P2"><text:span text:style-name="T4">Moshood Abiola Polytechnic</text:span></text:p>
          </draw:text-box>
        </draw:frame>
        <draw:frame draw:style-name="gr12" draw:text-style-name="P3" draw:layer="layout" svg:width="3.859cm" svg:height="0.731cm" svg:x="15.017cm" svg:y="15.705cm">
          <draw:text-box>
            <text:p text:style-name="P2"><text:span text:style-name="T1">National Diploma in Computer </text:span></text:p>
            <text:p text:style-name="P2"><text:span text:style-name="T1">Engineering</text:span></text:p>
          </draw:text-box>
        </draw:frame>
        <draw:frame draw:style-name="gr13" draw:text-style-name="P3" draw:layer="layout" svg:width="2.97cm" svg:height="0.731cm" svg:x="15.017cm" svg:y="16.551cm">
          <draw:text-box>
            <text:p text:style-name="P2"><text:span text:style-name="T1">Learn the basic of data </text:span></text:p>
            <text:p text:style-name="P2"><text:span text:style-name="T1">structure &amp; algorithm</text:span></text:p>
          </draw:text-box>
        </draw:frame>
        <draw:frame draw:style-name="gr14" draw:text-style-name="P10" draw:layer="layout" svg:width="3.854cm" svg:height="0.317cm" svg:x="15.017cm" svg:y="15.267cm">
          <draw:text-box>
            <text:p text:style-name="P2"><text:span text:style-name="T3">2018 - 2020 // Nigeria, LG</text:span></text:p>
          </draw:text-box>
        </draw:frame>
        <draw:frame draw:style-name="gr15" draw:text-style-name="P8" draw:layer="layout" svg:width="2.288cm" svg:height="1.067cm" svg:x="15.017cm" svg:y="13.845cm">
          <draw:text-box>
            <text:p text:style-name="P2"><text:span text:style-name="T2">Education</text:span></text:p>
          </draw:text-box>
        </draw:frame>
        <draw:frame draw:style-name="gr16" draw:text-style-name="P11" draw:layer="layout" svg:width="1.065cm" svg:height="0.41cm" svg:x="15.035cm" svg:y="12.485cm">
          <draw:text-box>
            <text:p text:style-name="P2"><text:span text:style-name="T4">Design</text:span></text:p>
          </draw:text-box>
        </draw:frame>
        <draw:frame draw:style-name="gr17" draw:text-style-name="P3" draw:layer="layout" svg:width="3.613cm" svg:height="0.366cm" svg:x="15.035cm" svg:y="13.012cm">
          <draw:text-box>
            <text:p text:style-name="P2"><text:span text:style-name="T1">Adobe XD, Figma, Photopea</text:span></text:p>
          </draw:text-box>
        </draw:frame>
        <draw:frame draw:style-name="gr18" draw:text-style-name="P11" draw:layer="layout" svg:width="2.728cm" svg:height="0.41cm" svg:x="15.017cm" svg:y="10.436cm">
          <draw:text-box>
            <text:p text:style-name="P2"><text:span text:style-name="T4">Tools &amp; Platforms</text:span></text:p>
          </draw:text-box>
        </draw:frame>
        <draw:frame draw:style-name="gr19" draw:text-style-name="P12" draw:layer="layout" svg:width="3.732cm" svg:height="0.366cm" svg:x="15.017cm" svg:y="10.963cm">
          <draw:text-box>
            <text:p text:style-name="P2"><text:span text:style-name="T8">Git, Netlify, Heroku, Appwrite,</text:span></text:p>
          </draw:text-box>
        </draw:frame>
        <draw:frame draw:style-name="gr20" draw:text-style-name="P12" draw:layer="layout" svg:width="3.588cm" svg:height="0.366cm" svg:x="15.022cm" svg:y="11.43cm">
          <draw:text-box>
            <text:p text:style-name="P2"><text:span text:style-name="T8">WordPress, Docker, Scrapy,</text:span></text:p>
          </draw:text-box>
        </draw:frame>
        <draw:frame draw:style-name="gr21" draw:text-style-name="P11" draw:layer="layout" svg:width="3.63cm" svg:height="0.41cm" svg:x="15.022cm" svg:y="7.62cm">
          <draw:text-box>
            <text:p text:style-name="P2"><text:span text:style-name="T4">Libraries &amp; Frameworks</text:span></text:p>
          </draw:text-box>
        </draw:frame>
        <draw:frame draw:style-name="gr22" draw:text-style-name="P3" draw:layer="layout" svg:width="3.279cm" svg:height="0.366cm" svg:x="15.022cm" svg:y="8.147cm">
          <draw:text-box>
            <text:p text:style-name="P2"><text:span text:style-name="T1">jQuery, Ajax, React, Next,</text:span></text:p>
          </draw:text-box>
        </draw:frame>
        <draw:frame draw:style-name="gr23" draw:text-style-name="P11" draw:layer="layout" svg:width="3.846cm" svg:height="0.41cm" svg:x="15.017cm" svg:y="6.055cm">
          <draw:text-box>
            <text:p text:style-name="P2"><text:span text:style-name="T4">Programming Languages</text:span></text:p>
          </draw:text-box>
        </draw:frame>
        <draw:frame draw:style-name="gr24" draw:text-style-name="P3" draw:layer="layout" svg:width="4.561cm" svg:height="0.366cm" svg:x="15.017cm" svg:y="6.582cm">
          <draw:text-box>
            <text:p text:style-name="P2"><text:span text:style-name="T9">JavaScript (ES6), TypeScript, </text:span><text:span text:style-name="T10">PHP</text:span><text:span text:style-name="T11">, </text:span></text:p>
          </draw:text-box>
        </draw:frame>
        <draw:frame draw:style-name="gr25" draw:text-style-name="P13" draw:layer="layout" svg:width="4.591cm" svg:height="0.366cm" svg:x="15.017cm" svg:y="7.005cm">
          <draw:text-box>
            <text:p text:style-name="P2"><text:span text:style-name="T11">CSS3, GraphQL, Dart, HTML5</text:span></text:p>
          </draw:text-box>
        </draw:frame>
        <draw:frame draw:style-name="gr26" draw:text-style-name="P8" draw:layer="layout" svg:width="1.259cm" svg:height="1.067cm" svg:x="15.017cm" svg:y="4.99cm">
          <draw:text-box>
            <text:p text:style-name="P2"><text:span text:style-name="T2">Skills</text:span></text:p>
          </draw:text-box>
        </draw:frame>
        <draw:frame draw:style-name="gr27" draw:text-style-name="P10" draw:layer="layout" svg:width="3.41cm" svg:height="0.317cm" svg:x="1.27cm" svg:y="20.136cm">
          <draw:text-box>
            <text:p text:style-name="P2"><text:span text:style-name="T3"><text:a xlink:href="https://emeka212.github.io/quiz-web-application/" xlink:type="simple">https://online-quiz.com</text:a></text:span></text:p>
          </draw:text-box>
        </draw:frame>
        <draw:frame draw:style-name="gr28" draw:text-style-name="P14" draw:layer="layout" svg:width="1.772cm" svg:height="0.41cm" svg:x="1.27cm" svg:y="19.624cm">
          <draw:text-box>
            <text:p text:style-name="P2"><text:span text:style-name="T4">Online Quiz</text:span></text:p>
          </draw:text-box>
        </draw:frame>
        <draw:frame draw:style-name="gr27" draw:text-style-name="P10" draw:layer="layout" svg:width="3.41cm" svg:height="0.317cm" svg:x="1.27cm" svg:y="17.791cm">
          <draw:text-box>
            <text:p text:style-name="P2"><text:span text:style-name="T3"><text:a xlink:href="https://github.com/Emeka212/Social-medial-web-app" xlink:type="simple">https://get-source-code</text:a></text:span></text:p>
          </draw:text-box>
        </draw:frame>
        <draw:frame draw:style-name="gr29" draw:text-style-name="P14" draw:layer="layout" svg:width="2.415cm" svg:height="0.41cm" svg:x="1.27cm" svg:y="17.278cm">
          <draw:text-box>
            <text:p text:style-name="P2"><text:span text:style-name="T4">Facebook clone</text:span></text:p>
          </draw:text-box>
        </draw:frame>
        <draw:frame draw:style-name="gr30" draw:text-style-name="P16" draw:layer="layout" svg:width="11.43cm" svg:height="1.461cm" svg:x="1.27cm" svg:y="15.492cm">
          <draw:text-box>
            <text:p text:style-name="P15"><text:span text:style-name="T12">I use flutter for some while now and i decided to check how far i could develop mobile app considering the speed and performance in mind, so I decided to build a file manager app for android, thought this app is still in development but the outcome so far has been promising.</text:span></text:p>
          </draw:text-box>
        </draw:frame>
        <draw:frame draw:style-name="gr31" draw:text-style-name="P14" draw:layer="layout" svg:width="2.512cm" svg:height="0.41cm" svg:x="1.27cm" svg:y="14.48cm">
          <draw:text-box>
            <text:p text:style-name="P2"><text:span text:style-name="T4">MX File Manager</text:span></text:p>
          </draw:text-box>
        </draw:frame>
        <draw:frame draw:style-name="gr32" draw:text-style-name="P10" draw:layer="layout" svg:width="3.114cm" svg:height="0.317cm" svg:x="1.27cm" svg:y="12.288cm">
          <draw:text-box>
            <text:p text:style-name="P2"><text:span text:style-name="T3"><text:a xlink:href="https://mc-stephen.ml/" xlink:type="simple">https://mc-stephen.ml</text:a></text:span></text:p>
          </draw:text-box>
        </draw:frame>
        <draw:frame draw:style-name="gr33" draw:text-style-name="P14" draw:layer="layout" svg:width="1.31cm" svg:height="0.41cm" svg:x="1.27cm" svg:y="11.776cm">
          <draw:text-box>
            <text:p text:style-name="P2"><text:span text:style-name="T4">Portfolio</text:span></text:p>
          </draw:text-box>
        </draw:frame>
        <draw:frame draw:style-name="gr34" draw:text-style-name="P10" draw:layer="layout" svg:width="4.743cm" svg:height="0.317cm" svg:x="1.27cm" svg:y="9.636cm">
          <draw:text-box>
            <text:p text:style-name="P2"><text:span text:style-name="T3"><text:a xlink:href="https://play.google.com/store/apps/details?id=com.mcstephen.nigeriabanksussdcode" xlink:type="simple">https://playstore.com/click-here</text:a></text:span></text:p>
          </draw:text-box>
        </draw:frame>
        <draw:frame draw:style-name="gr35" draw:text-style-name="P17" draw:layer="layout" svg:width="3.804cm" svg:height="0.41cm" svg:x="1.27cm" svg:y="9.123cm">
          <draw:text-box>
            <text:p text:style-name="P2"><text:span text:style-name="T4">Nigeria Bank USSD Code</text:span></text:p>
          </draw:text-box>
        </draw:frame>
        <draw:frame draw:style-name="gr14" draw:text-style-name="P10" draw:layer="layout" svg:width="3.854cm" svg:height="0.317cm" svg:x="1.27cm" svg:y="6.568cm">
          <draw:text-box>
            <text:p text:style-name="P2"><text:span text:style-name="T3"><text:a xlink:href="https://axxellanceblog.com/" xlink:type="simple">https://axxellanceblog.com</text:a></text:span></text:p>
          </draw:text-box>
        </draw:frame>
        <draw:frame draw:style-name="gr36" draw:text-style-name="P11" draw:layer="layout" svg:width="2.144cm" svg:height="0.41cm" svg:x="1.27cm" svg:y="6.055cm">
          <draw:text-box>
            <text:p text:style-name="P2"><text:span text:style-name="T4">Personal Blog</text:span></text:p>
          </draw:text-box>
        </draw:frame>
        <draw:frame draw:style-name="gr37" draw:text-style-name="P8" draw:layer="layout" svg:width="1.814cm" svg:height="1.067cm" svg:x="1.27cm" svg:y="4.99cm">
          <draw:text-box>
            <text:p text:style-name="P2"><text:span text:style-name="T2">Projects</text:span></text:p>
          </draw:text-box>
        </draw:frame>
        <draw:frame draw:style-name="gr38" draw:text-style-name="P18" draw:layer="layout" svg:width="0.352cm" svg:height="0.352cm" svg:x="15.217cm" svg:y="3.704cm">
          <draw:image xlink:href="Pictures/100000010000020000000200D8712D966538DBCE.png" xlink:type="simple" xlink:show="embed" xlink:actuate="onLoad" draw:mime-type="image/png">
            <text:p/>
          </draw:image>
        </draw:frame>
        <draw:frame draw:style-name="gr39" draw:text-style-name="P5" draw:layer="layout" svg:width="3.219cm" svg:height="0.371cm" svg:x="15.743cm" svg:y="3.714cm">
          <draw:text-box>
            <text:p text:style-name="P2"><text:span text:style-name="T13"><text:a xlink:href="https://github.com/emeka212" xlink:type="simple">github.com/emeka212</text:a></text:span></text:p>
          </draw:text-box>
        </draw:frame>
        <draw:frame draw:style-name="gr38" draw:text-style-name="P18" draw:layer="layout" svg:width="0.352cm" svg:height="0.352cm" svg:x="11.336cm" svg:y="3.682cm">
          <draw:image xlink:href="Pictures/1000000100000040000000405C12CDF71BFA75CB.png" xlink:type="simple" xlink:show="embed" xlink:actuate="onLoad" draw:mime-type="image/png">
            <text:p/>
          </draw:image>
        </draw:frame>
        <draw:frame draw:style-name="gr38" draw:text-style-name="P18" draw:layer="layout" svg:width="0.352cm" svg:height="0.352cm" svg:x="6.814cm" svg:y="3.704cm">
          <draw:image xlink:href="Pictures/100000010000004000000040E1DF2A46F639B746.png" xlink:type="simple" xlink:show="embed" xlink:actuate="onLoad" draw:mime-type="image/png">
            <text:p/>
          </draw:image>
        </draw:frame>
        <draw:frame draw:style-name="gr40" draw:text-style-name="P5" draw:layer="layout" svg:width="2.203cm" svg:height="0.371cm" svg:x="11.866cm" svg:y="3.729cm">
          <draw:text-box>
            <text:p text:style-name="P2"><text:span text:style-name="T13"><text:a xlink:href="https://mc-stephen.ml/" xlink:type="simple">mc-stephen.ml</text:a></text:span></text:p>
          </draw:text-box>
        </draw:frame>
        <draw:frame draw:style-name="gr41" draw:text-style-name="P5" draw:layer="layout" svg:width="2.881cm" svg:height="0.371cm" svg:x="7.344cm" svg:y="3.751cm">
          <draw:text-box>
            <text:p text:style-name="P2"><text:span text:style-name="T13">+234-902-656-0079</text:span></text:p>
          </draw:text-box>
        </draw:frame>
        <draw:frame draw:style-name="gr38" draw:text-style-name="P18" draw:layer="layout" svg:width="0.352cm" svg:height="0.352cm" svg:x="1.305cm" svg:y="3.704cm">
          <draw:image xlink:href="Pictures/100000010000004000000040D364DF1EC242CAA6.png" xlink:type="simple" xlink:show="embed" xlink:actuate="onLoad" draw:mime-type="image/png">
            <text:p/>
          </draw:image>
        </draw:frame>
        <draw:frame draw:style-name="gr42" draw:text-style-name="P5" draw:layer="layout" svg:width="3.897cm" svg:height="0.371cm" svg:x="1.834cm" svg:y="3.751cm">
          <draw:text-box>
            <text:p text:style-name="P2"><text:span text:style-name="T13"><text:a xlink:href="mailto:stephenugo939@gmail.com" xlink:type="simple">stephenugo939@gmail.com</text:a></text:span></text:p>
          </draw:text-box>
        </draw:frame>
        <draw:frame draw:style-name="gr43" draw:text-style-name="P19" draw:layer="layout" svg:width="6.86cm" svg:height="0.55cm" svg:x="1.27cm" svg:y="2.893cm">
          <draw:text-box>
            <text:p text:style-name="P2"><text:span text:style-name="T14">Front-End Software Engineer</text:span></text:p>
          </draw:text-box>
        </draw:frame>
        <draw:frame draw:style-name="gr44" draw:text-style-name="P20" draw:layer="layout" svg:width="11.093cm" svg:height="3.141cm" svg:x="1.235cm" svg:y="0.596cm">
          <draw:text-box>
            <text:p text:style-name="P2"><text:span text:style-name="T15">Michael Stephen</text:span></text:p>
          </draw:text-box>
        </draw:frame>
        <draw:frame draw:style-name="gr45" draw:text-style-name="P21" draw:layer="layout" svg:width="3.084cm" svg:height="0.45cm" svg:x="15.024cm" svg:y="9.207cm">
          <draw:text-box>
            <text:p text:style-name="P2"><text:span text:style-name="T16">Databases/Querying</text:span></text:p>
          </draw:text-box>
        </draw:frame>
        <draw:frame draw:style-name="gr46" draw:text-style-name="P22" draw:layer="layout" svg:width="3.435cm" svg:height="0.366cm" svg:x="15.022cm" svg:y="9.724cm">
          <draw:text-box>
            <text:p text:style-name="P2"><text:span text:style-name="T1">SQL, MySQL, Hive, SQLite</text:span></text:p>
          </draw:text-box>
        </draw:frame>
        <draw:frame draw:style-name="gr47" draw:text-style-name="P23" draw:layer="layout" svg:width="4.299cm" svg:height="0.317cm" svg:x="15.022cm" svg:y="19.45cm">
          <draw:text-box>
            <text:p text:style-name="P2"><text:span text:style-name="T3">April - Aug 2020 // USA, Null</text:span></text:p>
          </draw:text-box>
        </draw:frame>
        <draw:frame draw:style-name="gr48" draw:text-style-name="P24" draw:layer="layout" svg:width="0.29cm" svg:height="0.473cm" svg:x="14.625cm" svg:y="19.841cm">
          <draw:text-box>
            <text:p text:style-name="P2"><text:span text:style-name="T17">▹ </text:span></text:p>
          </draw:text-box>
        </draw:frame>
        <draw:frame draw:style-name="gr49" draw:text-style-name="P22" draw:layer="layout" svg:width="4.015cm" svg:height="1.096cm" svg:x="15.01cm" svg:y="21.02cm">
          <draw:text-box>
            <text:p text:style-name="P2"><text:span text:style-name="T1">Interfaced with client on weekly </text:span></text:p>
            <text:p text:style-name="P2"><text:span text:style-name="T1">basic, providing technological</text:span></text:p>
            <text:p text:style-name="P2"><text:span text:style-name="T1">expertise and knowledge</text:span></text:p>
          </draw:text-box>
        </draw:frame>
        <draw:frame draw:style-name="gr50" draw:text-style-name="P24" draw:layer="layout" svg:width="0.18cm" svg:height="0.473cm" svg:x="14.641cm" svg:y="20.954cm">
          <draw:text-box>
            <text:p text:style-name="P2"><text:span text:style-name="T17">▹</text:span></text:p>
          </draw:text-box>
        </draw:frame>
        <draw:frame draw:style-name="gr50" draw:text-style-name="P24" draw:layer="layout" svg:width="0.18cm" svg:height="0.473cm" svg:x="14.681cm" svg:y="23.845cm">
          <draw:text-box>
            <text:p text:style-name="P2"><text:span text:style-name="T17">▹</text:span></text:p>
          </draw:text-box>
        </draw:frame>
        <draw:frame draw:style-name="gr51" draw:text-style-name="P22" draw:layer="layout" svg:width="4.358cm" svg:height="1.096cm" svg:x="15.017cm" svg:y="24.623cm">
          <draw:text-box>
            <text:p text:style-name="P2"><text:span text:style-name="T1">Translation of wire-frames and </text:span></text:p>
            <text:p text:style-name="P2"><text:span text:style-name="T1">rapid prototyping tools to accurate,</text:span></text:p>
            <text:p text:style-name="P2"><text:span text:style-name="T1">working code</text:span></text:p>
          </draw:text-box>
        </draw:frame>
        <draw:frame draw:style-name="gr50" draw:text-style-name="P24" draw:layer="layout" svg:width="0.18cm" svg:height="0.473cm" svg:x="14.687cm" svg:y="24.582cm">
          <draw:text-box>
            <text:p text:style-name="P2"><text:span text:style-name="T17">▹</text:span></text:p>
          </draw:text-box>
        </draw:frame>
        <draw:frame draw:style-name="gr52" draw:text-style-name="P25" draw:layer="layout" svg:width="5.099cm" svg:height="0.41cm" svg:x="1.27cm" svg:y="22.323cm">
          <draw:text-box>
            <text:p text:style-name="P2"><text:span text:style-name="T4">Rock-Paper-Scissor Mobile Game</text:span></text:p>
          </draw:text-box>
        </draw:frame>
        <draw:frame draw:style-name="gr53" draw:text-style-name="P24" draw:layer="layout" svg:width="3.706cm" svg:height="0.317cm" svg:x="1.27cm" svg:y="22.827cm">
          <draw:text-box>
            <text:p text:style-name="P2"><text:span text:style-name="T3"><text:a xlink:href="https://play.google.com/store/apps/details?id=com.mcstephen.rps" xlink:type="simple">https://playstore.com/rps</text:a></text:span></text:p>
          </draw:text-box>
        </draw:frame>
        <draw:frame draw:style-name="gr54" draw:text-style-name="P26" draw:layer="layout" svg:width="3.346cm" svg:height="0.366cm" svg:x="15.045cm" svg:y="11.868cm">
          <draw:text-box>
            <text:p text:style-name="P2"><text:span text:style-name="T1">Firebase, GitHub, Directus</text:span></text:p>
          </draw:text-box>
        </draw:frame>
        <draw:frame draw:style-name="gr55" draw:text-style-name="P27" draw:layer="layout" svg:width="1.59cm" svg:height="0.366cm" svg:x="15.027cm" svg:y="8.602cm">
          <draw:text-box>
            <text:p text:style-name="P2"><text:span text:style-name="T1">Flutter, Scss</text:span></text:p>
          </draw:text-box>
        </draw:frame>
        <draw:frame draw:style-name="gr50" draw:text-style-name="P24" draw:layer="layout" svg:width="0.18cm" svg:height="0.473cm" svg:x="14.552cm" svg:y="15.653cm">
          <draw:text-box>
            <text:p text:style-name="P2"><text:span text:style-name="T17">▹</text:span></text:p>
          </draw:text-box>
        </draw:frame>
        <draw:frame draw:style-name="gr50" draw:text-style-name="P24" draw:layer="layout" svg:width="0.18cm" svg:height="0.473cm" svg:x="14.559cm" svg:y="16.445cm">
          <draw:text-box>
            <text:p text:style-name="P2"><text:span text:style-name="T17">▹</text:span></text:p>
          </draw:text-box>
        </draw:frame>
        <draw:frame draw:style-name="gr56" draw:text-style-name="P23" draw:layer="layout" svg:width="11.43cm" svg:height="1.826cm" svg:x="1.27cm" svg:y="7.002cm">
          <draw:text-box>
            <text:p text:style-name="P2"><text:span text:style-name="T11">Built using Next, HTML5, CSS3, and JavaScript is my personal blog. Before choosing Next, I constructed this blog using two different stacks of PHP, and it works fairly well for me. For the backend, I use Directus, a headless content management system that is hosted on my VPS. To bring it to its current state took me two to three months, and the process was a useful learning experience.</text:span></text:p>
          </draw:text-box>
        </draw:frame>
        <draw:frame draw:style-name="gr57" draw:text-style-name="P23" draw:layer="layout" svg:width="11.43cm" svg:height="1.461cm" svg:x="1.27cm" svg:y="10.023cm">
          <draw:text-box>
            <text:p text:style-name="P2"><text:span text:style-name="T11">A straightforward smartphone app called Nigeria Bank USSD Code is available on Google Play and has the ability to connect to a self-hosted API and transmit a list of all Nigerian banks together with their USSD codes, including both commercial and non-commercial banks.</text:span></text:p>
          </draw:text-box>
        </draw:frame>
        <draw:frame draw:style-name="gr58" draw:text-style-name="P23" draw:layer="layout" svg:width="11.43cm" svg:height="1.461cm" svg:x="1.27cm" svg:y="12.736cm">
          <draw:text-box>
            <text:p text:style-name="P2"><text:span text:style-name="T11">I have made two different portfolios in the past, but this one seems to outperform them all in terms of design and user experience. This is not my first portfolio, but it is my current one. I only used HTML5, CSS3, and JS to construct this, so far I haven't seen a reason to update it, but there is still opportunity for development.</text:span></text:p>
          </draw:text-box>
        </draw:frame>
        <draw:frame draw:style-name="gr59" draw:text-style-name="P29" draw:layer="layout" svg:width="1.78cm" svg:height="0.317cm" svg:x="1.27cm" svg:y="15.057cm">
          <draw:text-box>
            <text:p text:style-name="P28"><text:span text:style-name="T18">Coming soon!</text:span></text:p>
          </draw:text-box>
        </draw:frame>
        <draw:frame draw:style-name="gr60" draw:text-style-name="P23" draw:layer="layout" svg:width="11.43cm" svg:height="1.096cm" svg:x="1.27cm" svg:y="18.215cm">
          <draw:text-box>
            <text:p text:style-name="P2"><text:span text:style-name="T19">One of the coolest thing I've ever done was creating a Facebook clone, which I made while I was first learning PHP in the year 2020(not really sure of the year). It was made with a rudimentary web stack and relies largely on PHP</text:span><text:span text:style-name="T12"> (5 &amp; 6); as a result, it might be buggy.</text:span></text:p>
          </draw:text-box>
        </draw:frame>
        <draw:frame draw:style-name="gr61" draw:text-style-name="P23" draw:layer="layout" svg:width="11.43cm" svg:height="1.461cm" svg:x="1.27cm" svg:y="20.572cm">
          <draw:text-box>
            <text:p text:style-name="P2"><text:span text:style-name="T12">The design of an online test I made using HTML 5, CSS 3, and JavaScript, the design was provided by front-end mentor when I was still honing my web design skill. It is included here on my resume because I find it worth sharing. The list of question and their answer can be added to a simple JSON file.</text:span></text:p>
          </draw:text-box>
        </draw:frame>
        <draw:frame draw:style-name="gr62" draw:text-style-name="P23" draw:layer="layout" svg:width="11.43cm" svg:height="1.096cm" svg:x="1.27cm" svg:y="23.235cm">
          <draw:text-box>
            <text:p text:style-name="P2"><text:span text:style-name="T12">A simple mobile game app created with Flutter &amp; Dart. The design file was gotten from front-end Mentor while I was still practicing on my flutter skills. It was an opportunity to learn routing and set-state in flutter including other thing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miri" svg:font-family="Amiri" style:font-pitch="variable"/>
    <style:font-face style:name="Amiri1" svg:font-family="Amiri" style:font-adornments="Bold" style:font-pitch="variable"/>
    <style:font-face style:name="Arial" svg:font-family="Arial" style:font-adornments="Regular"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ucidaGrande" svg:font-family="LucidaGrande"/>
    <style:font-face style:name="LucidaGrande1" svg:font-family="LucidaGrande" style:font-pitch="variable"/>
    <style:font-face style:name="Microsoft YaHei" svg:font-family="'Microsoft YaHei'" style:font-family-generic="system" style:font-pitch="variable"/>
    <style:font-face style:name="Noto Sans" svg:font-family="'Noto Sans'" style:font-family-generic="roman" style:font-pitch="variable"/>
    <style:font-face style:name="SFMono" svg:font-family="SFMono"/>
    <style:font-face style:name="SFMono1" svg:font-family="SFMono" style:font-pitch="variable"/>
    <style:font-face style:name="SFMono2" svg:font-family="SFMono" style:font-adornments="Regular"/>
    <style:font-face style:name="SFProText" svg:font-family="SFProText"/>
    <style:font-face style:name="SFProText1" svg:font-family="SFProText" style:font-pitch="variable"/>
    <style:font-face style:name="SPMono" svg:font-family="SPMono" style:font-adornments="Regular"/>
    <style:font-face style:name="Segoe UI" svg:font-family="'Segoe UI'" style:font-family-generic="system" style:font-pitch="variable"/>
    <style:font-face style:name="Tahoma" svg:font-family="Tahoma" style:font-family-generic="system" style:font-pitch="variable"/>
    <style:font-face style:name="Tahoma1" svg:font-family="Tahoma" style:font-pitch="variable"/>
    <style:font-face style:name="TiemposHeadline" svg:font-family="TiemposHeadline"/>
    <style:font-face style:name="TiemposHeadline1" svg:font-family="TiemposHeadline"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dash="Dash_20_Dot_20_4" draw:fill="solid" draw:fill-color="#729fcf"/>
      <style:paragraph-properties fo:line-height="115%"/>
      <style:text-properties fo:background-color="transparent"/>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12-03T19:28:18.605000000</dc:date>
    <meta:editing-duration>PT4H59M54S</meta:editing-duration>
    <meta:editing-cycles>89</meta:editing-cycles>
    <meta:generator>LibreOffice/7.3.3.2$Windows_X86_64 LibreOffice_project/d1d0ea68f081ee2800a922cac8f79445e4603348</meta:generator>
    <meta:document-statistic meta:object-count="71"/>
  </office:meta>
</office:document-meta>
</file>